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This is the sway config file made by diinki, as part of a retro futuristic linux rice,</text:p>
      <text:p text:style-name="Standard"># made for my "Linux Ricing Guide" video, watch it if you want to learn more about linux</text:p>
      <text:p text:style-name="Standard"># and ricing!</text:p>
      <text:p text:style-name="Standard">#</text:p>
      <text:p text:style-name="Standard"># The license is included in the repo (MIT License)</text:p>
      <text:p text:style-name="Standard"/>
      <text:p text:style-name="Standard"/>
      <text:p text:style-name="Standard"># ===================== BASIC START-UP STUFF ======================</text:p>
      <text:p text:style-name="Standard"/>
      <text:p text:style-name="Standard"># Set the default font used by sway, I like maple mono.</text:p>
      <text:p text:style-name="Standard">font pango:Maple Mono Regular 10</text:p>
      <text:p text:style-name="Standard"/>
      <text:p text:style-name="Standard"># Start the auth agent, if you don't use this you can comment out this line.</text:p>
      <text:p text:style-name="Standard">exec --no-startup-id /usr/lib/polkit-gnome/polkit-gnome-authentication-agent-1</text:p>
      <text:p text:style-name="Standard">exec --no-startup-id sh -c ' eval $(gnome-keyring-daemon --login) eval $(gnome-keyring-daemon --start --components=secrets,ssh) export SSH_AUTH_SOCK'</text:p>
      <text:p text:style-name="Standard"># Start the network manager applet, can comment out this line if you don't use network manager.</text:p>
      <text:p text:style-name="Standard">exec nm-applet</text:p>
      <text:p text:style-name="Standard">bindswitch lid:on 'systemctl suspend'</text:p>
      <text:p text:style-name="Standard">exec_always swayidle -w \</text:p>
      <text:p text:style-name="Standard"><text:s text:c="4"/>timeout 101 'swaylock -f' \</text:p>
      <text:p text:style-name="Standard"><text:s text:c="4"/>timeout 314 'swaymsg "output * dpms off"' \</text:p>
      <text:p text:style-name="Standard"><text:s text:c="8"/>resume <text:s/>'swaymsg "output * dpms on"' <text:s/>\</text:p>
      <text:p text:style-name="Standard"><text:s text:c="4"/>timeout 626 'systemctl suspend ' \</text:p>
      <text:p text:style-name="Standard"><text:s text:c="4"/>before-sleep 'swaylock -f '</text:p>
      <text:p text:style-name="Standard"># =================================================================</text:p>
      <text:p text:style-name="Standard"/>
      <text:p text:style-name="Standard"/>
      <text:p text:style-name="Standard"># ===================== MONITORS ==================================</text:p>
      <text:p text:style-name="Standard"># enter `swaymsg -t get_outputs` to get your monitor details.</text:p>
      <text:p text:style-name="Standard"/>
      <text:p text:style-name="Standard"/>
      <text:p text:style-name="Standard"># These are simply my details, they **wont** work for you, I've</text:p>
      <text:p text:style-name="Standard"># included them to serve as an example.</text:p>
      <text:p text:style-name="Standard">output eDP-1 pos 0 0 res 1920x1080@60.049hz</text:p>
      <text:p text:style-name="Standard"/>
      <text:p text:style-name="Standard"># =================================================================</text:p>
      <text:p text:style-name="Standard"/>
      <text:p text:style-name="Standard"/>
      <text:p text:style-name="Standard">#!!!!!!!!!!!!!!!!!!!!!! EDIT THIS !!!!!!!!!!!!!!!!!!!!!!!!!!!!!!!!!</text:p>
      <text:p text:style-name="Standard"># ===================== WALLPAPER =================================</text:p>
      <text:p text:style-name="Standard"># You can have different wp per monitor by changing the *</text:p>
      <text:p text:style-name="Standard"># to the specific display output. Make sure to edit the directory</text:p>
      <text:p text:style-name="Standard"># to your wallpaper!</text:p>
      <text:p text:style-name="Standard"/>
      <text:p text:style-name="Standard">exec swww-daemon &amp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0:52:35.319324676</meta:creation-date>
    <dc:date>2025-07-11T11:02:48.882399223</dc:date>
    <meta:editing-duration>PT10M14S</meta:editing-duration>
    <meta:editing-cycles>1</meta:editing-cycles>
    <meta:document-statistic meta:table-count="0" meta:image-count="0" meta:object-count="0" meta:page-count="1" meta:paragraph-count="33" meta:word-count="252" meta:character-count="1764" meta:non-whitespace-character-count="1524"/>
    <meta:generator>LibreOffice/24.8.7.2$Linux_X86_64 LibreOffice_project/480$Build-2</meta:generator>
  </office:meta>
</office:document-meta>
</file>